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/loss prediction</text:p>
          </table:table-cell>
        </table:table-row>
        <table:table-row table:style-name="ro1">
          <table:table-cell office:value-type="string" calcext:value-type="string">
            <text:p>Celtics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Pistons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Warriors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string" calcext:value-type="string">
            <text:p>Nets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string" calcext:value-type="string">
            <text:p>Hornets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string" calcext:value-type="string">
            <text:p>Nuggets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office:value-type="string" calcext:value-type="string">
            <text:p>Mavericks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string" calcext:value-type="string">
            <text:p>Cavaliers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Bulls</text:p>
          </table:table-cell>
          <table:table-cell office:value-type="float" office:value="0.513" calcext:value-type="float">
            <text:p>0.5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7:32:43.771483923</meta:creation-date>
    <dc:date>2018-07-18T18:34:15.554421268</dc:date>
    <meta:editing-duration>PT1M11S</meta:editing-duration>
    <meta:editing-cycles>1</meta:editing-cycles>
    <meta:document-statistic meta:table-count="1" meta:cell-count="22" meta:object-count="0"/>
    <meta:generator>LibreOffice/5.3.1.2$Linux_X86_64 LibreOffice_project/30m0$Build-2</meta:generator>
  </office:meta>
</office:document-meta>
</file>